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5D2A0A41DC6574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4"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a1c4" officeooo:paragraph-rsid="0010a1c4" style:font-size-asian="18pt" style:font-weight-asian="bold" style:font-size-complex="18pt" style:font-weight-complex="bold"/>
    </style:style>
    <style:style style:name="P5" style:family="paragraph" style:parent-style-name="Standard">
      <style:text-properties fo:color="#4e9a06" style:font-name="Liberation Sans" fo:font-size="15pt" style:text-underline-style="solid" style:text-underline-width="auto" style:text-underline-color="font-color" fo:font-weight="bold" officeooo:rsid="0010a1c4" officeooo:paragraph-rsid="0010a1c4" style:font-size-asian="15pt" style:font-weight-asian="bold" style:font-size-complex="15pt" style:font-weight-complex="bold"/>
    </style:style>
    <style:style style:name="P6" style:family="paragraph" style:parent-style-name="Standard">
      <style:text-properties fo:color="#4e9a06" style:font-name="Liberation Sans" fo:font-size="15pt" style:text-underline-style="solid" style:text-underline-width="auto" style:text-underline-color="font-color" fo:font-weight="bold" officeooo:rsid="0015b642" officeooo:paragraph-rsid="0015b642" style:font-size-asian="15pt" style:font-weight-asian="bold" style:font-size-complex="15pt" style:font-weight-complex="bold"/>
    </style:style>
    <style:style style:name="P7" style:family="paragraph" style:parent-style-name="Standard">
      <style:text-properties fo:color="#4e9a06" style:font-name="Liberation Sans" fo:font-size="15pt" style:text-underline-style="solid" style:text-underline-width="auto" style:text-underline-color="font-color" fo:font-weight="bold" officeooo:rsid="0016aa10" officeooo:paragraph-rsid="0016aa10" style:font-size-asian="15pt" style:font-weight-asian="bold" style:font-size-complex="15pt" style:font-weight-complex="bold"/>
    </style:style>
    <style:style style:name="P8" style:family="paragraph" style:parent-style-name="Table_20_Contents">
      <style:text-properties fo:color="#000000" style:font-name="Liberation Sans" fo:font-size="10pt" officeooo:rsid="000c1db0" officeooo:paragraph-rsid="000c1db0" style:font-size-asian="10pt" style:font-size-complex="10pt"/>
    </style:style>
    <style:style style:name="P9"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10"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11" style:family="paragraph" style:parent-style-name="Table_20_Contents">
      <style:text-properties fo:color="#000000" style:font-name="Liberation Sans" fo:font-size="10pt" officeooo:rsid="0008c5ff" officeooo:paragraph-rsid="0008c5ff" style:font-size-asian="10pt" style:font-size-complex="10pt"/>
    </style:style>
    <style:style style:name="P12"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3" style:family="paragraph" style:parent-style-name="Footer">
      <style:paragraph-properties fo:text-align="end" style:justify-single-word="false"/>
    </style:style>
    <style:style style:name="P14" style:family="paragraph" style:parent-style-name="Text_20_body">
      <style:text-properties officeooo:rsid="0010a1c4" officeooo:paragraph-rsid="0010a1c4"/>
    </style:style>
    <style:style style:name="P15" style:family="paragraph" style:parent-style-name="Text_20_body">
      <style:text-properties officeooo:paragraph-rsid="00119c29"/>
    </style:style>
    <style:style style:name="P16" style:family="paragraph" style:parent-style-name="Text_20_body">
      <style:text-properties officeooo:rsid="00119c29" officeooo:paragraph-rsid="00119c29"/>
    </style:style>
    <style:style style:name="P17" style:family="paragraph" style:parent-style-name="Text_20_body">
      <style:text-properties officeooo:rsid="00119c29" officeooo:paragraph-rsid="0016aa10"/>
    </style:style>
    <style:style style:name="P18" style:family="paragraph" style:parent-style-name="Text_20_body">
      <style:text-properties officeooo:rsid="0015b642" officeooo:paragraph-rsid="0015b642"/>
    </style:style>
    <style:style style:name="P19" style:family="paragraph" style:parent-style-name="Text_20_body">
      <style:text-properties officeooo:rsid="00135417" officeooo:paragraph-rsid="00135417"/>
    </style:style>
    <style:style style:name="P20" style:family="paragraph" style:parent-style-name="Text_20_body">
      <style:text-properties officeooo:rsid="0016aa10" officeooo:paragraph-rsid="0016aa10"/>
    </style:style>
    <style:style style:name="P21" style:family="paragraph" style:parent-style-name="Text_20_body">
      <style:text-properties style:font-name="Liberation Sans" officeooo:rsid="000d60a6"/>
    </style:style>
    <style:style style:name="T1" style:family="text">
      <style:text-properties officeooo:rsid="00119c29"/>
    </style:style>
    <style:style style:name="T2" style:family="text">
      <style:text-properties officeooo:rsid="00135417"/>
    </style:style>
    <style:style style:name="T3" style:family="text">
      <style:text-properties officeooo:rsid="0014120d"/>
    </style:style>
    <style:style style:name="T4" style:family="text">
      <style:text-properties officeooo:rsid="0014c658"/>
    </style:style>
    <style:style style:name="T5" style:family="text">
      <style:text-properties officeooo:rsid="0015b642"/>
    </style:style>
    <style:style style:name="T6" style:family="text">
      <style:text-properties officeooo:rsid="0016aa10"/>
    </style:style>
    <style:style style:name="T7" style:family="text">
      <style:text-properties officeooo:rsid="00170230"/>
    </style:style>
    <style:style style:name="T8" style:family="text">
      <style:text-properties officeooo:rsid="001859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Regeln zur Verwendung des Versionierungstools Git</text:p>
      <text:p text:style-name="P2"/>
      <text:p text:style-name="P2"/>
      <text:p text:style-name="P5">Repository</text:p>
      <text:p text:style-name="Text_20_body"/>
      <text:p text:style-name="P14">Das Repository stellt die zu Versionierenden Daten dar, die mithilfe von Git verwaltet und geteilt werden. Es umfasst erstellten Code sowie dazu gehörige Dokumente.</text:p>
      <text:p text:style-name="Text_20_body"/>
      <text:p text:style-name="P6">Git-Admin</text:p>
      <text:p text:style-name="Text_20_body"/>
      <text:p text:style-name="P18">Ein Teammitglied dass für die Verwaltung des Git Repositorys zuständig ist. Er/Sie führt merges zwischen Branches aus und löscht nicht mehr benötigte Branches. <text:span text:style-name="T8">Für dieses Projekt wurde Andreas Glaser als Git-Admin bestimmt.</text:span></text:p>
      <text:p text:style-name="Text_20_body"/>
      <text:p text:style-name="P5">Pull</text:p>
      <text:p text:style-name="Text_20_body"/>
      <text:p text:style-name="P14">Pullen ladet die aktuelle Version des Repository vom Server herunter und überprüft hierbei auf Konflikte. <text:span text:style-name="T1">Bevor mit dem Arbeiten begonnen wird ist ein Pull stark zu empfehlen, dadurch können viele Konflikte vermieden werden.</text:span></text:p>
      <text:p text:style-name="Text_20_body"/>
      <text:p text:style-name="Text_20_body"/>
      <text:p text:style-name="P5">Commit</text:p>
      <text:p text:style-name="P15"/>
      <text:p text:style-name="P17">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4">Dadurch wird</text:span> die <text:s/>erledigte Arbeit nicht mit anderen Arbeiten <text:span text:style-name="T4">zu </text:span>vermisch<text:span text:style-name="T4">t und die Änderungen können einzeln rückgängig gemacht werden</text:span>. Die Commit-Nachricht soll kurz und prägnant beschreiben welche <text:soft-page-break/>Änderung<text:span text:style-name="T4">en</text:span> durch diesen Commit stattgefunden <text:span text:style-name="T4">haben</text:span>, dies erleichtert die Fehlersuche enorm <text:span text:style-name="T4">und auch die anderen Programmierer können so schnell und ohne großen Aufwand verstehen was dieser Commit geändert hat.</text:span></text:p>
      <text:p text:style-name="Text_20_body"/>
      <text:p text:style-name="P5">Push</text:p>
      <text:p text:style-name="Text_20_body"/>
      <text:p text:style-name="P16">Bei einem Push werden die aktuell durch Commits dokumentierten Änderungen auf den Server hochgeladen. Um zu vermeiden dass Konflikte erst hierbei auftreten sollte immer zuerst gepullt werden bevor Änderungen gepusht werden. <text:span text:style-name="T6">Gepusht wird grundsätzlich nur auf nicht Release Branches, Änderungen kommen auf den Release Branch erst durch Tests und die Abnahme des Git-Admins. Hiervon ausgenommen sind nicht Code Dokumente wie Dokumentation, Bilder und Diagramme.</text:span></text:p>
      <text:p text:style-name="P16"/>
      <text:p text:style-name="P7">Konflikte</text:p>
      <text:p text:style-name="Text_20_body"/>
      <text:p text:style-name="P2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Text_20_body"/>
      <text:p text:style-name="P5">Bran<text:span text:style-name="T2">c</text:span>hes</text:p>
      <text:p text:style-name="Text_20_body"/>
      <text:p text:style-name="P19">Branches ermöglichen es das Repository in verschiedene Varianten zu <text:span text:style-name="T5">unter</text:span>teilen. <text:span text:style-name="T5">Ein Branch</text:span> für den Release und <text:span text:style-name="T5">mehrere</text:span> für <text:span text:style-name="T5">verschiedene Aufgaben. D</text:span>er Release Branch <text:span text:style-name="T5">enthält </text:span>immer eine funktionierende Version der Software. <text:span text:style-name="T3">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19"><text:soft-page-break/></text:p>
      <text:p text:style-name="P19"/>
      <text:p text:style-name="P6">Mergen</text:p>
      <text:p text:style-name="Text_20_body"/>
      <text:p text:style-name="P20">Mergen bezeichnet das Zusammenführen von zwei Branches. Hierbei <text:span text:style-name="T7">treten </text:span>häufig viel<text:span text:style-name="T7">e</text:span> Konflikte auf deswegen mergen immer mindestens zwei Personen, ist einer der Branches der Release Branch muss eine der Personen der Git-Admin sei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5D2A0A41DC65742A.png" xlink:type="simple" xlink:show="embed" xlink:actuate="onLoad" loext:mime-type="image/png"/></draw:frame>Web Development 2</text:p>
            </table:table-cell>
          </table:table-row>
          <table:table-row>
            <table:table-cell table:style-name="Tabelle2.A2" office:value-type="string">
              <text:p text:style-name="MP4">Dokumenttitel</text:p>
            </table:table-cell>
            <table:table-cell table:style-name="Tabelle2.B2" office:value-type="string">
              <text:p text:style-name="MP3">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3</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16T19:43:28.874000000</dc:date>
    <meta:editing-duration>PT19M17S</meta:editing-duration>
    <meta:editing-cycles>7</meta:editing-cycles>
    <meta:generator>LibreOffice/5.4.6.2$Windows_X86_64 LibreOffice_project/4014ce260a04f1026ba855d3b8d91541c224eab8</meta:generator>
    <dc:creator>Andreas Glaser</dc:creator>
    <meta:document-statistic meta:table-count="2" meta:image-count="1" meta:object-count="0" meta:page-count="3" meta:paragraph-count="23" meta:word-count="477" meta:character-count="3362" meta:non-whitespace-character-count="2907"/>
  </office:meta>
</office:document-meta>
</file>